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5299in"/>
    </style:style>
    <style:style style:name="co10" style:family="table-column">
      <style:table-column-properties fo:break-before="auto" style:column-width="0.39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4791in"/>
    </style:style>
    <style:style style:name="co14" style:family="table-column">
      <style:table-column-properties fo:break-before="auto" style:column-width="0.7217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9335in"/>
    </style:style>
    <style:style style:name="co19" style:family="table-column">
      <style:table-column-properties fo:break-before="auto" style:column-width="0.6807in"/>
    </style:style>
    <style:style style:name="co20" style:family="table-column">
      <style:table-column-properties fo:break-before="auto" style:column-width="2.0201in"/>
    </style:style>
    <style:style style:name="co21" style:family="table-column">
      <style:table-column-properties fo:break-before="auto" style:column-width="2.1102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6047in"/>
    </style:style>
    <style:style style:name="co24" style:family="table-column">
      <style:table-column-properties fo:break-before="auto" style:column-width="0.6555in"/>
    </style:style>
    <style:style style:name="co25" style:family="table-column">
      <style:table-column-properties fo:break-before="auto" style:column-width="0.71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5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4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5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6" table:condition="of:cell-content-is-in-list(&quot;Yes&quot;;&quot;No&quot;)" table:allow-empty-cell="false" table:display-list="unsorted" table:base-cell-address="ELSE.AA84">
          <table:error-message table:message-type="stop" table:display="true"/>
        </table:content-validation>
        <table:content-validation table:name="val7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  <table:content-validation table:name="val8" table:condition="of:cell-content-is-in-list(&quot;Yes&quot;;&quot;No&quot;)" table:allow-empty-cell="false" table:display-list="unsorted" table:base-cell-address="ELSE.AA32">
          <table:error-message table:message-type="stop" table:display="true"/>
        </table:content-validation>
        <table:content-validation table:name="val9" table:condition="of:cell-content-is-in-list(&quot;Inside&quot;;&quot;Outside&quot;)" table:allow-empty-cell="true" table:display-list="unsorted" table:base-cell-address="ELSE.AF4">
          <table:error-message table:message-type="stop" table:display="true"/>
        </table:content-validation>
        <table:content-validation table:name="val10" table:condition="of:cell-content-is-in-list(&quot;Yes&quot;;&quot;No&quot;)" table:allow-empty-cell="true" table:display-list="unsorted" table:base-cell-address="ELSE.AI4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4" table:default-cell-style-name="Default"/>
        <table:table-column table:style-name="co19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2" table:number-columns-repeated="989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3">
          <table:table-cell table:style-name="ce4" table:formula="of:=1" office:value-type="float" office:value="1" calcext:value-type="float">
            <text:p>1</text:p>
          </table:table-cell>
          <table:table-cell table:style-name="ce4" office:value-type="string" calcext:value-type="string">
            <text:p>RELIC</text:p>
          </table:table-cell>
          <table:table-cell table:style-name="ce4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8" table:content-validation-name="val4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WETBEACH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8" table:content-validation-name="val6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9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0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4" table:formula="of:=[.A4]+1" office:value-type="float" office:value="2" calcext:value-type="float">
            <text:p>2</text:p>
          </table:table-cell>
          <table:table-cell table:style-name="ce4" office:value-type="string" calcext:value-type="string">
            <text:p>DLC_AFRICANBUSH</text:p>
          </table:table-cell>
          <table:table-cell table:style-name="ce4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4" office:value-type="float" office:value="-300" calcext:value-type="float">
            <text:p>-300</text:p>
          </table:table-cell>
          <table:table-cell table:style-name="ce4" table:number-columns-repeated="2"/>
          <table:table-cell table:style-name="ce4" office:value-type="float" office:value="9320" calcext:value-type="float">
            <text:p>9320</text:p>
          </table:table-cell>
          <table:table-cell table:style-name="ce4" table:number-columns-repeated="2"/>
          <table:table-cell table:style-name="ce9" table:content-validation-name="val4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8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5]+1" office:value-type="float" office:value="3" calcext:value-type="float">
            <text:p>3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4" office:value-type="float" office:value="-300" calcext:value-type="float">
            <text:p>-300</text:p>
          </table:table-cell>
          <table:table-cell table:style-name="ce4" table:number-columns-repeated="2"/>
          <table:table-cell table:style-name="ce4" office:value-type="float" office:value="9320" calcext:value-type="float">
            <text:p>9320</text:p>
          </table:table-cell>
          <table:table-cell table:style-name="ce4" table:number-columns-repeated="2"/>
          <table:table-cell table:style-name="ce9" table:content-validation-name="val4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WETBEACH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4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6]+1" office:value-type="float" office:value="4" calcext:value-type="float">
            <text:p>4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4" office:value-type="float" office:value="-300" calcext:value-type="float">
            <text:p>-300</text:p>
          </table:table-cell>
          <table:table-cell table:style-name="ce4" table:number-columns-repeated="2"/>
          <table:table-cell table:style-name="ce4" office:value-type="float" office:value="9320" calcext:value-type="float">
            <text:p>9320</text:p>
          </table:table-cell>
          <table:table-cell table:style-name="ce4" table:number-columns-repeated="2"/>
          <table:table-cell table:style-name="ce9" table:content-validation-name="val4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NNRB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8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7]+1" office:value-type="float" office:value="5" calcext:value-type="float">
            <text:p>5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5"/>
          <table:table-cell table:style-name="ce4" office:value-type="float" office:value="9320" calcext:value-type="float">
            <text:p>9320</text:p>
          </table:table-cell>
          <table:table-cell table:style-name="ce4" table:number-columns-repeated="2"/>
          <table:table-cell table:style-name="ce9" table:content-validation-name="val4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WETROCKBEACH</text:p>
          </table:table-cell>
          <table:table-cell table:style-name="ce4" table:number-columns-repeated="6"/>
          <table:table-cell table:style-name="ce15"/>
          <table:table-cell table:style-name="ce4"/>
          <table:table-cell table:style-name="ce8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8]+1" office:value-type="float" office:value="6" calcext:value-type="float">
            <text:p>6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string" calcext:value-type="string">
            <text:p>SEA_ROCKS_1</text:p>
          </table:table-cell>
          <table:table-cell table:style-name="ce4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5"/>
          <table:table-cell table:style-name="ce4" office:value-type="float" office:value="9320" calcext:value-type="float">
            <text:p>9320</text:p>
          </table:table-cell>
          <table:table-cell table:style-name="ce4" table:number-columns-repeated="2"/>
          <table:table-cell table:style-name="ce9" table:content-validation-name="val4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WETBEACH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8" table:content-validation-name="val6"/>
          <table:table-cell table:number-columns-repeated="997"/>
        </table:table-row>
        <table:table-row table:style-name="ro3">
          <table:table-cell table:style-name="ce4" table:formula="of:=[.A9]+1" office:value-type="float" office:value="7" calcext:value-type="float">
            <text:p>7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string" calcext:value-type="string">
            <text:p>SEA_ROCKS_2</text:p>
          </table:table-cell>
          <table:table-cell table:style-name="ce4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5"/>
          <table:table-cell table:style-name="ce4" office:value-type="float" office:value="9320" calcext:value-type="float">
            <text:p>9320</text:p>
          </table:table-cell>
          <table:table-cell table:style-name="ce4" table:number-columns-repeated="2"/>
          <table:table-cell table:style-name="ce9" table:content-validation-name="val4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WETBEACH</text:p>
          </table:table-cell>
          <table:table-cell table:style-name="ce4" table:number-columns-repeated="6"/>
          <table:table-cell table:style-name="ce15"/>
          <table:table-cell table:style-name="ce4"/>
          <table:table-cell table:style-name="ce8" table:content-validation-name="val6"/>
          <table:table-cell table:number-columns-repeated="997"/>
        </table:table-row>
        <table:table-row table:style-name="ro3">
          <table:table-cell table:style-name="ce4" table:formula="of:=[.A10]+1" office:value-type="float" office:value="8" calcext:value-type="float">
            <text:p>8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string" calcext:value-type="string">
            <text:p>SHORE_FISH</text:p>
          </table:table-cell>
          <table:table-cell table:style-name="ce4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5"/>
          <table:table-cell table:style-name="ce4" office:value-type="float" office:value="9320" calcext:value-type="float">
            <text:p>9320</text:p>
          </table:table-cell>
          <table:table-cell table:style-name="ce4" table:number-columns-repeated="2"/>
          <table:table-cell table:style-name="ce9" table:content-validation-name="val4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8])" office:value-type="string" office:string-value="5" calcext:value-type="string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style-name="ce8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11]+1" office:value-type="float" office:value="9" calcext:value-type="float">
            <text:p>9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FISH</text:p>
          </table:table-cell>
          <table:table-cell table:style-name="ce4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5"/>
          <table:table-cell table:style-name="ce4" office:value-type="float" office:value="9320" calcext:value-type="float">
            <text:p>9320</text:p>
          </table:table-cell>
          <table:table-cell table:style-name="ce4" table:number-columns-repeated="2"/>
          <table:table-cell table:style-name="ce9" table:content-validation-name="val4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8];[.$A$11])" office:value-type="string" office:string-value="5,8" calcext:value-type="string">
            <text:p>5,8</text:p>
          </table:table-cell>
          <table:table-cell table:style-name="ce4" office:value-type="string" calcext:value-type="string">
            <text:p>2,4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12]+1" office:value-type="float" office:value="10" calcext:value-type="float">
            <text:p>10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SALMON</text:p>
          </table:table-cell>
          <table:table-cell table:style-name="ce4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5"/>
          <table:table-cell table:style-name="ce4" office:value-type="float" office:value="9320" calcext:value-type="float">
            <text:p>9320</text:p>
          </table:table-cell>
          <table:table-cell table:style-name="ce4" table:number-columns-repeated="2"/>
          <table:table-cell table:style-name="ce9" table:content-validation-name="val4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ED_WATER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A$6];[.$A$12])" office:value-type="string" office:string-value="3,9" calcext:value-type="string">
            <text:p>3,9</text:p>
          </table:table-cell>
          <table:table-cell table:style-name="ce4" office:value-type="string" calcext:value-type="string">
            <text:p>4,4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13]+1" office:value-type="float" office:value="11" calcext:value-type="float">
            <text:p>1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GREAT_FISH_MARLIN</text:p>
          </table:table-cell>
          <table:table-cell table:style-name="ce4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5"/>
          <table:table-cell table:style-name="ce4" office:value-type="float" office:value="9320" calcext:value-type="float">
            <text:p>9320</text:p>
          </table:table-cell>
          <table:table-cell table:style-name="ce4" table:number-columns-repeated="2"/>
          <table:table-cell table:style-name="ce9" table:content-validation-name="val4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EEP_WATER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13])" office:value-type="string" office:string-value="10" calcext:value-type="string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14]+1" office:value-type="float" office:value="12" calcext:value-type="float">
            <text:p>12</text:p>
          </table:table-cell>
          <table:table-cell table:style-name="ce4" office:value-type="string" calcext:value-type="string">
            <text:p>GOLD</text:p>
          </table:table-cell>
          <table:table-cell table:style-name="ce15" table:number-columns-repeated="3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5" table:number-columns-repeated="2"/>
          <table:table-cell table:style-name="ce15" office:value-type="float" office:value="2200" calcext:value-type="float">
            <text:p>2200</text:p>
          </table:table-cell>
          <table:table-cell table:style-name="ce15" table:number-columns-repeated="2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Y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 table:number-columns-repeated="2"/>
          <table:table-cell table:style-name="ce15" table:formula="of:=COM.MICROSOFT.TEXTJOIN(&quot;,&quot;;1;[.$A$8:.$A$9])" office:value-type="string" office:string-value="5,6" calcext:value-type="string">
            <text:p>5,6</text:p>
          </table:table-cell>
          <table:table-cell table:style-name="ce4" office:value-type="string" calcext:value-type="string">
            <text:p>4,4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15]+1" office:value-type="float" office:value="13" calcext:value-type="float">
            <text:p>13</text:p>
          </table:table-cell>
          <table:table-cell table:style-name="ce4" office:value-type="string" calcext:value-type="string">
            <text:p>FORAGE</text:p>
          </table:table-cell>
          <table:table-cell table:style-name="ce15" table:number-columns-repeated="3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table:number-columns-repeated="2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Y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 table:number-columns-repeated="2"/>
          <table:table-cell table:style-name="ce15" table:formula="of:=COM.MICROSOFT.TEXTJOIN(&quot;,&quot;;1;[.$A$8:.$A$9];[.A$15])" office:value-type="string" office:string-value="5,6,12" calcext:value-type="string">
            <text:p>5,6,12</text:p>
          </table:table-cell>
          <table:table-cell table:style-name="ce4" office:value-type="string" calcext:value-type="string">
            <text:p>4,4,8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16]+1" office:value-type="float" office:value="14" calcext:value-type="float">
            <text:p>14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4" office:value-type="float" office:value="1350" calcext:value-type="float">
            <text:p>1350</text:p>
          </table:table-cell>
          <table:table-cell table:style-name="ce4" table:number-columns-repeated="2"/>
          <table:table-cell table:style-name="ce4" office:value-type="float" office:value="9320" calcext:value-type="float">
            <text:p>9320</text:p>
          </table:table-cell>
          <table:table-cell table:style-name="ce4" table:number-columns-repeated="2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8:.$A$9];[.$A15:.A$16])" office:value-type="string" office:string-value="5,6,12,13" calcext:value-type="string">
            <text:p>5,6,12,13</text:p>
          </table:table-cell>
          <table:table-cell table:style-name="ce4" office:value-type="string" calcext:value-type="string">
            <text:p>4,4,8,8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17]+1" office:value-type="float" office:value="15" calcext:value-type="float">
            <text:p>15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8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8" table:content-validation-name="val4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DLC_WETROCKBEACH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11])" office:value-type="string" office:string-value="8" calcext:value-type="string">
            <text:p>8</text:p>
          </table:table-cell>
          <table:table-cell table:style-name="ce15" office:value-type="float" office:value="2" calcext:value-type="float">
            <text:p>2</text:p>
          </table:table-cell>
          <table:table-cell table:style-name="ce8" table:content-validation-name="val7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style-name="ce4" table:formula="of:=[.A18]+1" office:value-type="float" office:value="16" calcext:value-type="float">
            <text:p>16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8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8" table:content-validation-name="val4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DLC_WETROCKBEACH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11];[.A$18])" office:value-type="string" office:string-value="8,15" calcext:value-type="string">
            <text:p>8,15</text:p>
          </table:table-cell>
          <table:table-cell table:style-name="ce15" office:value-type="string" calcext:value-type="string">
            <text:p>2,4</text:p>
          </table:table-cell>
          <table:table-cell table:style-name="ce8" table:content-validation-name="val7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style-name="ce4" table:formula="of:=[.A19]+1" office:value-type="float" office:value="17" calcext:value-type="float">
            <text:p>17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8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8" table:content-validation-name="val4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NNRB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15" table:number-columns-repeated="3"/>
          <table:table-cell table:style-name="ce8" table:content-validation-name="val7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style-name="ce4" table:formula="of:=[.A20]+1" office:value-type="float" office:value="18" calcext:value-type="float">
            <text:p>18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8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8" table:content-validation-name="val4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NNRB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20])" office:value-type="string" office:string-value="17" calcext:value-type="string">
            <text:p>17</text:p>
          </table:table-cell>
          <table:table-cell table:style-name="ce15" office:value-type="float" office:value="4" calcext:value-type="float">
            <text:p>4</text:p>
          </table:table-cell>
          <table:table-cell table:style-name="ce8" table:content-validation-name="val7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style-name="ce4" table:formula="of:=[.A21]+1" office:value-type="float" office:value="19" calcext:value-type="float">
            <text:p>19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8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8" table:content-validation-name="val4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WETROCKBEACH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$3])">
            <text:p/>
          </table:table-cell>
          <table:table-cell table:style-name="ce17"/>
          <table:table-cell table:style-name="ce8" table:content-validation-name="val7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style-name="ce4" table:formula="of:=[.A22]+1" office:value-type="float" office:value="20" calcext:value-type="float">
            <text:p>20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8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8" table:content-validation-name="val4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WETROCKBEACH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22])" office:value-type="string" office:string-value="19" calcext:value-type="string">
            <text:p>19</text:p>
          </table:table-cell>
          <table:table-cell table:style-name="ce17" office:value-type="string" calcext:value-type="string">
            <text:p>1</text:p>
          </table:table-cell>
          <table:table-cell table:style-name="ce8" table:content-validation-name="val7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style-name="ce4" table:formula="of:=[.A23]+1" office:value-type="float" office:value="21" calcext:value-type="float">
            <text:p>21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8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8" table:content-validation-name="val4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NNRB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$3])">
            <text:p/>
          </table:table-cell>
          <table:table-cell table:style-name="ce17"/>
          <table:table-cell table:style-name="ce8" table:content-validation-name="val7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style-name="ce4" table:formula="of:=[.A24]+1" office:value-type="float" office:value="22" calcext:value-type="float">
            <text:p>22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8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8" table:content-validation-name="val4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NNRB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24])" office:value-type="string" office:string-value="21" calcext:value-type="string">
            <text:p>21</text:p>
          </table:table-cell>
          <table:table-cell table:style-name="ce17" office:value-type="string" calcext:value-type="string">
            <text:p>1</text:p>
          </table:table-cell>
          <table:table-cell table:style-name="ce8" table:content-validation-name="val7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style-name="ce4" table:formula="of:=[.A25]+1" office:value-type="float" office:value="23" calcext:value-type="float">
            <text:p>23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8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8" table:content-validation-name="val4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WETBEACH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$3])">
            <text:p/>
          </table:table-cell>
          <table:table-cell table:style-name="ce17"/>
          <table:table-cell table:style-name="ce8" table:content-validation-name="val7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style-name="ce4" table:formula="of:=[.A26]+1" office:value-type="float" office:value="24" calcext:value-type="float">
            <text:p>24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8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8" table:content-validation-name="val4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WETBEACH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26])" office:value-type="string" office:string-value="23" calcext:value-type="string">
            <text:p>23</text:p>
          </table:table-cell>
          <table:table-cell table:style-name="ce17" office:value-type="string" calcext:value-type="string">
            <text:p>1</text:p>
          </table:table-cell>
          <table:table-cell table:style-name="ce8" table:content-validation-name="val7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style-name="ce4" table:formula="of:=[.A27]+1" office:value-type="float" office:value="25" calcext:value-type="float">
            <text:p>25</text:p>
          </table:table-cell>
          <table:table-cell table:style-name="ce4" office:value-type="string" calcext:value-type="string">
            <text:p>DLC_IBEX</text:p>
          </table:table-cell>
          <table:table-cell table:style-name="ce4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2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V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/>
          <table:table-cell table:style-name="ce17"/>
          <table:table-cell table:style-name="ce8" table:content-validation-name="val7"/>
          <table:table-cell table:number-columns-repeated="997"/>
        </table:table-row>
        <table:table-row table:style-name="ro3">
          <table:table-cell table:style-name="ce4" table:formula="of:=[.A28]+1" office:value-type="float" office:value="26" calcext:value-type="float">
            <text:p>26</text:p>
          </table:table-cell>
          <table:table-cell table:style-name="ce4" office:value-type="string" calcext:value-type="string">
            <text:p>DLC_COW</text:p>
          </table:table-cell>
          <table:table-cell table:style-name="ce4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5"/>
          <table:table-cell table:style-name="ce4" office:value-type="float" office:value="9320" calcext:value-type="float">
            <text:p>9320</text:p>
          </table:table-cell>
          <table:table-cell table:style-name="ce4" table:number-columns-repeated="2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15" table:formula="of:=COM.MICROSOFT.TEXTJOIN(&quot;,&quot;;1;[.$A$8:.$A$9];[.A28])" office:value-type="string" office:string-value="5,6,25" calcext:value-type="string">
            <text:p>5,6,25</text:p>
          </table:table-cell>
          <table:table-cell table:style-name="ce4" office:value-type="string" calcext:value-type="string">
            <text:p>4,4,8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29]+1" office:value-type="float" office:value="27" calcext:value-type="float">
            <text:p>27</text:p>
          </table:table-cell>
          <table:table-cell table:style-name="ce4" office:value-type="string" calcext:value-type="string">
            <text:p>SHEEP</text:p>
          </table:table-cell>
          <table:table-cell table:style-name="ce4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2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15" table:formula="of:=COM.MICROSOFT.TEXTJOIN(&quot;,&quot;;1;[.$A$8:.$A$9];[.A$28:.$A$29])" office:value-type="string" office:string-value="5,6,25,26" calcext:value-type="string">
            <text:p>5,6,25,26</text:p>
          </table:table-cell>
          <table:table-cell table:style-name="ce4" office:value-type="string" calcext:value-type="string">
            <text:p>4,4,8,8</text:p>
          </table:table-cell>
          <table:table-cell table:style-name="ce8" table:content-validation-name="val6"/>
          <table:table-cell table:number-columns-repeated="997"/>
        </table:table-row>
        <table:table-row table:style-name="ro3">
          <table:table-cell table:style-name="ce4" table:formula="of:=[.A30]+1" office:value-type="float" office:value="28" calcext:value-type="float">
            <text:p>28</text:p>
          </table:table-cell>
          <table:table-cell table:style-name="ce4" office:value-type="string" calcext:value-type="string">
            <text:p>BOAR</text:p>
          </table:table-cell>
          <table:table-cell table:style-name="ce4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5"/>
          <table:table-cell table:style-name="ce4" office:value-type="float" office:value="9320" calcext:value-type="float">
            <text:p>9320</text:p>
          </table:table-cell>
          <table:table-cell table:style-name="ce4" table:number-columns-repeated="2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8:.$A$9];[.$A$28:.$A$30])" office:value-type="string" office:string-value="5,6,25,26,27" calcext:value-type="string">
            <text:p>5,6,25,26,27</text:p>
          </table:table-cell>
          <table:table-cell table:style-name="ce4" office:value-type="string" calcext:value-type="string">
            <text:p>4,4,8,8,8</text:p>
          </table:table-cell>
          <table:table-cell table:style-name="ce8" table:content-validation-name="val8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31]+1" office:value-type="float" office:value="29" calcext:value-type="float">
            <text:p>29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2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15" table:formula="of:=COM.MICROSOFT.TEXTJOIN(&quot;,&quot;;1;[.$A$8:.$A$9];[.A$28:.$A$31])" office:value-type="string" office:string-value="5,6,25,26,27,28" calcext:value-type="string">
            <text:p>5,6,25,26,27,28</text:p>
          </table:table-cell>
          <table:table-cell table:style-name="ce4" office:value-type="string" calcext:value-type="string">
            <text:p>4,4,8,8,8,8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32]+1" office:value-type="float" office:value="30" calcext:value-type="float">
            <text:p>30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8" table:content-validation-name="val4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/>
          <table:table-cell table:style-name="ce17"/>
          <table:table-cell table:style-name="ce8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33]+1" office:value-type="float" office:value="31" calcext:value-type="float">
            <text:p>31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8" table:content-validation-name="val4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3])" office:value-type="string" office:string-value="30" calcext:value-type="string">
            <text:p>30</text:p>
          </table:table-cell>
          <table:table-cell table:style-name="ce17" office:value-type="string" calcext:value-type="string">
            <text:p>4</text:p>
          </table:table-cell>
          <table:table-cell table:style-name="ce8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34]+1" office:value-type="float" office:value="32" calcext:value-type="float">
            <text:p>32</text:p>
          </table:table-cell>
          <table:table-cell table:style-name="ce4" office:value-type="string" calcext:value-type="string">
            <text:p>UNDERBRUSH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8" table:content-validation-name="val4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3:.$A$34])" office:value-type="string" office:string-value="30,31" calcext:value-type="string">
            <text:p>30,31</text:p>
          </table:table-cell>
          <table:table-cell table:style-name="ce17" office:value-type="string" calcext:value-type="string">
            <text:p>4,4</text:p>
          </table:table-cell>
          <table:table-cell table:style-name="ce8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35]+1" office:value-type="float" office:value="33" calcext:value-type="float">
            <text:p>33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8" table:content-validation-name="val4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M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3:.$A$35])" office:value-type="string" office:string-value="30,31,32" calcext:value-type="string">
            <text:p>30,31,32</text:p>
          </table:table-cell>
          <table:table-cell table:style-name="ce17" office:value-type="string" calcext:value-type="string">
            <text:p>4,4,4</text:p>
          </table:table-cell>
          <table:table-cell table:style-name="ce8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36]+1" office:value-type="float" office:value="34" calcext:value-type="float">
            <text:p>34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8" table:content-validation-name="val4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M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3:.$A$36])" office:value-type="string" office:string-value="30,31,32,33" calcext:value-type="string">
            <text:p>30,31,32,33</text:p>
          </table:table-cell>
          <table:table-cell table:style-name="ce17" office:value-type="string" calcext:value-type="string">
            <text:p>4,4,4,4</text:p>
          </table:table-cell>
          <table:table-cell table:style-name="ce8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37]+1" office:value-type="float" office:value="35" calcext:value-type="float">
            <text:p>35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8" table:content-validation-name="val4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M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3:.$A$37])" office:value-type="string" office:string-value="30,31,32,33,34" calcext:value-type="string">
            <text:p>30,31,32,33,34</text:p>
          </table:table-cell>
          <table:table-cell table:style-name="ce18" office:value-type="string" calcext:value-type="string">
            <text:p>4,4,4,4,4</text:p>
          </table:table-cell>
          <table:table-cell table:style-name="ce8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38]+1" office:value-type="float" office:value="36" calcext:value-type="float">
            <text:p>36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8" table:content-validation-name="val4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M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3:.$A$38])" office:value-type="string" office:string-value="30,31,32,33,34,35" calcext:value-type="string">
            <text:p>30,31,32,33,34,35</text:p>
          </table:table-cell>
          <table:table-cell table:style-name="ce17" office:value-type="string" calcext:value-type="string">
            <text:p>4,4,4,4,4,4</text:p>
          </table:table-cell>
          <table:table-cell table:style-name="ce8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39]+1" office:value-type="float" office:value="37" calcext:value-type="float">
            <text:p>37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8" table:content-validation-name="val4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M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3:.$A$39])" office:value-type="string" office:string-value="30,31,32,33,34,35,36" calcext:value-type="string">
            <text:p>30,31,32,33,34,35,36</text:p>
          </table:table-cell>
          <table:table-cell table:style-name="ce17" office:value-type="string" calcext:value-type="string">
            <text:p>4,4,4,4,4,4,4</text:p>
          </table:table-cell>
          <table:table-cell table:style-name="ce8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40]+1" office:value-type="float" office:value="38" calcext:value-type="float">
            <text:p>38</text:p>
          </table:table-cell>
          <table:table-cell table:style-name="ce4" office:value-type="string" calcext:value-type="string">
            <text:p>DLC_FERN_PATCH</text:p>
          </table:table-cell>
          <table:table-cell table:style-name="ce4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8" table:content-validation-name="val4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M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3:.$A$40])" office:value-type="string" office:string-value="30,31,32,33,34,35,36,37" calcext:value-type="string">
            <text:p>30,31,32,33,34,35,36,37</text:p>
          </table:table-cell>
          <table:table-cell table:style-name="ce17" office:value-type="string" calcext:value-type="string">
            <text:p>4,4,4,4,4,4,4,4</text:p>
          </table:table-cell>
          <table:table-cell table:style-name="ce8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41]+1" office:value-type="float" office:value="39" calcext:value-type="float">
            <text:p>39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8" table:content-validation-name="val4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/>
          <table:table-cell table:style-name="ce17"/>
          <table:table-cell table:style-name="ce8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42]+1" office:value-type="float" office:value="40" calcext:value-type="float">
            <text:p>40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8" table:content-validation-name="val4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42])" office:value-type="string" office:string-value="39" calcext:value-type="string">
            <text:p>39</text:p>
          </table:table-cell>
          <table:table-cell table:style-name="ce17" office:value-type="string" calcext:value-type="string">
            <text:p>4</text:p>
          </table:table-cell>
          <table:table-cell table:style-name="ce8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43]+1" office:value-type="float" office:value="41" calcext:value-type="float">
            <text:p>41</text:p>
          </table:table-cell>
          <table:table-cell table:style-name="ce4" office:value-type="string" calcext:value-type="string">
            <text:p>UNDERBRUSH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8" table:content-validation-name="val4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3:.$A$34])" office:value-type="string" office:string-value="30,31" calcext:value-type="string">
            <text:p>30,31</text:p>
          </table:table-cell>
          <table:table-cell table:style-name="ce17" office:value-type="string" calcext:value-type="string">
            <text:p>4,4</text:p>
          </table:table-cell>
          <table:table-cell table:style-name="ce8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44]+1" office:value-type="float" office:value="42" calcext:value-type="float">
            <text:p>42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8" table:content-validation-name="val4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3:.$A$35])" office:value-type="string" office:string-value="30,31,32" calcext:value-type="string">
            <text:p>30,31,32</text:p>
          </table:table-cell>
          <table:table-cell table:style-name="ce17" office:value-type="string" calcext:value-type="string">
            <text:p>4,4,4</text:p>
          </table:table-cell>
          <table:table-cell table:style-name="ce8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45]+1" office:value-type="float" office:value="43" calcext:value-type="float">
            <text:p>43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8" table:content-validation-name="val4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3:.$A$36])" office:value-type="string" office:string-value="30,31,32,33" calcext:value-type="string">
            <text:p>30,31,32,33</text:p>
          </table:table-cell>
          <table:table-cell table:style-name="ce17" office:value-type="string" calcext:value-type="string">
            <text:p>4,4,4,4</text:p>
          </table:table-cell>
          <table:table-cell table:style-name="ce8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46]+1" office:value-type="float" office:value="44" calcext:value-type="float">
            <text:p>44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8" table:content-validation-name="val4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3:.$A$37])" office:value-type="string" office:string-value="30,31,32,33,34" calcext:value-type="string">
            <text:p>30,31,32,33,34</text:p>
          </table:table-cell>
          <table:table-cell table:style-name="ce18" office:value-type="string" calcext:value-type="string">
            <text:p>4,4,4,4,4</text:p>
          </table:table-cell>
          <table:table-cell table:style-name="ce8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47]+1" office:value-type="float" office:value="45" calcext:value-type="float">
            <text:p>45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8" table:content-validation-name="val4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3:.$A$38])" office:value-type="string" office:string-value="30,31,32,33,34,35" calcext:value-type="string">
            <text:p>30,31,32,33,34,35</text:p>
          </table:table-cell>
          <table:table-cell table:style-name="ce17" office:value-type="string" calcext:value-type="string">
            <text:p>4,4,4,4,4,4</text:p>
          </table:table-cell>
          <table:table-cell table:style-name="ce8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48]+1" office:value-type="float" office:value="46" calcext:value-type="float">
            <text:p>46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8" table:content-validation-name="val4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Y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3:.$A$39])" office:value-type="string" office:string-value="30,31,32,33,34,35,36" calcext:value-type="string">
            <text:p>30,31,32,33,34,35,36</text:p>
          </table:table-cell>
          <table:table-cell table:style-name="ce17" office:value-type="string" calcext:value-type="string">
            <text:p>4,4,4,4,4,4,4</text:p>
          </table:table-cell>
          <table:table-cell table:style-name="ce8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49]+1" office:value-type="float" office:value="47" calcext:value-type="float">
            <text:p>47</text:p>
          </table:table-cell>
          <table:table-cell table:style-name="ce4" office:value-type="string" calcext:value-type="string">
            <text:p>DLC_FERN_PATCH</text:p>
          </table:table-cell>
          <table:table-cell table:style-name="ce4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8" table:content-validation-name="val4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Y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3:.$A$40])" office:value-type="string" office:string-value="30,31,32,33,34,35,36,37" calcext:value-type="string">
            <text:p>30,31,32,33,34,35,36,37</text:p>
          </table:table-cell>
          <table:table-cell table:style-name="ce17" office:value-type="string" calcext:value-type="string">
            <text:p>4,4,4,4,4,4,4,4</text:p>
          </table:table-cell>
          <table:table-cell table:style-name="ce8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50]+1" office:value-type="float" office:value="48" calcext:value-type="float">
            <text:p>48</text:p>
          </table:table-cell>
          <table:table-cell table:style-name="ce4" office:value-type="string" calcext:value-type="string">
            <text:p>FALCON</text:p>
          </table:table-cell>
          <table:table-cell table:style-name="ce4" office:value-type="float" office:value="1056" calcext:value-type="float">
            <text:p>1056</text:p>
          </table:table-cell>
          <table:table-cell table:style-name="ce4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8" table:content-validation-name="val4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30" calcext:value-type="float">
            <text:p>30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7" table:number-columns-repeated="2"/>
          <table:table-cell table:style-name="ce8" table:content-validation-name="val7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style-name="ce4" table:formula="of:=[.A51]+1" office:value-type="float" office:value="49" calcext:value-type="float">
            <text:p>49</text:p>
          </table:table-cell>
          <table:table-cell office:value-type="string" calcext:value-type="string">
            <text:p>ON_GRID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VILLAGER_BASE_F</text:p>
          </table:table-cell>
          <table:table-cell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table:style-name="ce8" table:content-validation-name="val4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5"/>
          <table:table-cell/>
          <table:table-cell table:style-name="ce15" table:formula="of:=COM.MICROSOFT.TEXTJOIN(&quot;,&quot;;1;[.$A$11:.$A$14])" office:value-type="string" office:string-value="8,9,10,11" calcext:value-type="string">
            <text:p>8,9,10,11</text:p>
          </table:table-cell>
          <table:table-cell office:value-type="string" calcext:value-type="string">
            <text:p>8,8,8,8</text:p>
          </table:table-cell>
          <table:table-cell table:style-name="ce8" table:content-validation-name="val7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style-name="ce4" table:formula="of:=[.A52]+1" office:value-type="float" office:value="50" calcext:value-type="float">
            <text:p>50</text:p>
          </table:table-cell>
          <table:table-cell office:value-type="string" calcext:value-type="string">
            <text:p>SFTS</text:p>
          </table:table-cell>
          <table:table-cell table:number-columns-repeated="3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8"/>
          <table:table-cell table:style-name="ce8" table:content-validation-name="val4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/>
          <table:table-cell office:value-type="string" calcext:value-type="string">
            <text:p>DEEP_WATE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style-name="ce15"/>
          <table:table-cell table:number-columns-repeated="3"/>
          <table:table-cell table:style-name="ce8" table:content-validation-name="val7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3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/00/0000</text:date>, <text:time style:data-style-name="N2" text:time-value="11:25:24.2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1T11:25:32.162000000</dc:date>
    <meta:editing-duration>P22DT21H28M40S</meta:editing-duration>
    <meta:editing-cycles>558</meta:editing-cycles>
    <meta:generator>LibreOffice/7.1.3.2$Windows_X86_64 LibreOffice_project/47f78053abe362b9384784d31a6e56f8511eb1c1</meta:generator>
    <meta:document-statistic meta:table-count="1" meta:cell-count="760" meta:object-count="0"/>
  </office:meta>
</office:document-meta>
</file>